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FromIterator.EnumerationFromIterato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parseName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umerationFrom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questParameters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Parameters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s.getParameter( String 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s.RequestParameters( String query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umerationFrom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eters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